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officeooo:rsid="00202186" officeooo:paragraph-rsid="00202186"/>
    </style:style>
    <style:style style:name="P9" style:family="paragraph" style:parent-style-name="Table_20_Contents" style:list-style-name="L1">
      <style:text-properties fo:font-weight="normal" officeooo:rsid="00232a69" officeooo:paragraph-rsid="00232a69" style:font-weight-asian="normal" style:font-weight-complex="normal"/>
    </style:style>
    <style:style style:name="P10" style:family="paragraph" style:parent-style-name="Table_20_Contents" style:list-style-name="L1">
      <style:text-properties fo:font-weight="normal" officeooo:rsid="0023918b" officeooo:paragraph-rsid="0023918b" style:font-weight-asian="normal" style:font-weight-complex="normal"/>
    </style:style>
    <style:style style:name="P11" style:family="paragraph" style:parent-style-name="Table_20_Contents">
      <style:text-properties officeooo:rsid="0025546b" officeooo:paragraph-rsid="0025546b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style:style style:name="T3" style:family="text">
      <style:text-properties officeooo:rsid="0021e774"/>
    </style:style>
    <style:style style:name="T4" style:family="text">
      <style:text-properties officeooo:rsid="00232a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8">00<text:span text:style-name="T3">2</text:span>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8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11">1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8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8">UC-00<text:span text:style-name="T3">2</text:span>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8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7">Use Case – <text:span text:style-name="T4">Aircraft Nearby and In TOO CLOSE Proximit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is a neighbor that has entered the TOO CLOSE proximity zone. <text:s/>The collision avoidance component kicks in and tells the pilot that an adjustment is needed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<text:span text:style-name="T4">This is the main use scenario of collision avoidance software; it must avoid collisions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. <text:s/><text:span text:style-name="T4">There are neighbor(s) nearby and one of those neighbors is in the TOO CLOSE range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list xml:id="list1919110873749169096" text:style-name="L1">
              <text:list-item>
                <text:p text:style-name="P9">UC-001</text:p>
              </text:list-item>
              <text:list-item>
                <text:p text:style-name="P10">UC-003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29:28.319804607</dc:date>
    <meta:editing-duration>PT42M4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80" meta:character-count="1164" meta:non-whitespace-character-count="1013"/>
  </office:meta>
</office:document-meta>
</file>